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-color="#ff0000" draw:textarea-horizontal-align="justify" draw:textarea-vertical-align="middle" draw:auto-grow-height="false" fo:min-height="1.095cm" fo:min-width="5.914cm"/>
    </style:style>
    <style:style style:name="gr2" style:family="graphic" style:parent-style-name="standard">
      <style:graphic-properties svg:stroke-color="#00a933" draw:fill-color="#00a933" draw:textarea-horizontal-align="justify" draw:textarea-vertical-align="middle" draw:auto-grow-height="false" fo:min-height="2.7cm" fo:min-width="4.962cm"/>
    </style:style>
    <style:style style:name="gr3" style:family="graphic" style:parent-style-name="standard">
      <style:graphic-properties svg:stroke-color="#650953" draw:fill-color="#650953" draw:textarea-horizontal-align="justify" draw:textarea-vertical-align="middle" draw:auto-grow-height="false" fo:min-height="3.497cm" fo:min-width="2.739cm"/>
    </style:style>
    <style:style style:name="gr4" style:family="graphic" style:parent-style-name="standard">
      <style:graphic-properties svg:stroke-color="#ffff38" draw:fill-color="#ffff38" draw:textarea-horizontal-align="justify" draw:textarea-vertical-align="middle" draw:auto-grow-height="false" fo:min-height="2.544cm" fo:min-width="9.533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-color="#ff0000"/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-color="#00a933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-color="#650953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-color="#ffff38"/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12cm" svg:height="1.905cm" svg:x="12.811cm" svg:y="1.38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draw:layer="layout" svg:width="5.461cm" svg:height="3.683cm" svg:x="13.7cm" svg:y="5.191cm">
          <text:p text:style-name="P1"><text:span text:style-name="T1">x = input</text:span></text:p>
          <text:p text:style-name="P1"><text:span text:style-name="T1">y = inpu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3" draw:text-style-name="P4" draw:layer="layout" svg:width="6.477cm" svg:height="7.493cm" svg:x="13.192cm" svg:y="28.94cm">
          <text:p text:style-name="P1"><text:span text:style-name="T1">Is y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7.112cm" svg:height="1.905cm" svg:x="12.557cm" svg:y="39.735cm">
          <text:p text:style-name="P1"><text:span text:style-name="T1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5" draw:layer="layout" svg:width="10.033cm" svg:height="2.794cm" svg:x="11.795cm" svg:y="22.971cm">
          <text:p text:style-name="P1"><text:span text:style-name="T1">y = the next bit in </text:span></text:p>
          <text:p text:style-name="P1"><text:span text:style-name="T1">the seq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10.033cm" svg:height="2.794cm" svg:x="11.668cm" svg:y="11.541cm">
          <text:p text:style-name="P1"><text:span text:style-name="T1">carry = first bit of x and 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10.033cm" svg:height="2.794cm" svg:x="11.668cm" svg:y="17.51cm">
          <text:p text:style-name="P1"><text:span text:style-name="T1">x = x + 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6" draw:layer="layout" svg:x1="16.438cm" svg:y1="3.286cm" svg:x2="16.438cm" svg:y2="5.699cm">
          <text:p/>
        </draw:line>
        <draw:line draw:style-name="gr5" draw:text-style-name="P6" draw:layer="layout" svg:x1="16.494cm" svg:y1="8.874cm" svg:x2="16.494cm" svg:y2="11.668cm">
          <text:p/>
        </draw:line>
        <draw:line draw:style-name="gr5" draw:text-style-name="P6" draw:layer="layout" svg:x1="16.494cm" svg:y1="14.335cm" svg:x2="16.494cm" svg:y2="17.51cm">
          <text:p/>
        </draw:line>
        <draw:line draw:style-name="gr5" draw:text-style-name="P6" draw:layer="layout" svg:x1="16.494cm" svg:y1="20.304cm" svg:x2="16.494cm" svg:y2="22.971cm">
          <text:p/>
        </draw:line>
        <draw:line draw:style-name="gr5" draw:text-style-name="P6" draw:layer="layout" svg:x1="16.495cm" svg:y1="25.738cm" svg:x2="16.424cm" svg:y2="28.94cm">
          <text:p/>
        </draw:line>
        <draw:line draw:style-name="gr5" draw:text-style-name="P6" draw:layer="layout" svg:x1="16.438cm" svg:y1="36.406cm" svg:x2="16.494cm" svg:y2="39.735cm">
          <text:p/>
        </draw:line>
        <draw:line draw:style-name="gr5" draw:text-style-name="P6" draw:layer="layout" svg:x1="19.669cm" svg:y1="32.623cm" svg:x2="28.051cm" svg:y2="32.623cm">
          <text:p/>
        </draw:line>
        <draw:line draw:style-name="gr5" draw:text-style-name="P6" draw:layer="layout" svg:x1="27.924cm" svg:y1="32.623cm" svg:x2="27.924cm" svg:y2="10.398cm">
          <text:p/>
        </draw:line>
        <draw:line draw:style-name="gr5" draw:text-style-name="P6" draw:layer="layout" svg:x1="27.924cm" svg:y1="10.48cm" svg:x2="16.494cm" svg:y2="10.398cm">
          <text:p/>
        </draw:line>
        <draw:frame draw:style-name="gr6" draw:text-style-name="P8" draw:layer="layout" svg:width="9.525cm" svg:height="2.286cm" svg:x="16.367cm" svg:y="37.449cm">
          <draw:text-box>
            <text:p text:style-name="P7"><text:span text:style-name="T1">Yes</text:span></text:p>
          </draw:text-box>
        </draw:frame>
        <draw:frame draw:style-name="gr6" draw:text-style-name="P8" draw:layer="layout" svg:width="9.525cm" svg:height="2.286cm" svg:x="22.336cm" svg:y="31.48cm">
          <draw:text-box>
            <text:p text:style-name="P7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02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20T19:15:21.712000000</meta:creation-date>
    <dc:date>2019-10-20T20:12:18.675000000</dc:date>
    <meta:editing-duration>PT37S</meta:editing-duration>
    <meta:editing-cycles>1</meta:editing-cycles>
    <meta:document-statistic meta:object-count="18"/>
    <meta:generator>LibreOffice/6.3.2.2$Windows_X86_64 LibreOffice_project/98b30e735bda24bc04ab42594c85f7fd8be07b9c</meta:generator>
  </office:meta>
</office:document-meta>
</file>